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O" svg:font-family="'Linux Libertine O'"/>
    <style:font-face style:name="Lohit Devanagari1" svg:font-family="'Lohit Devanagari'"/>
    <style:font-face style:name="Ubuntu Mono" svg:font-family="'Ubuntu Mono'" style:font-pitch="fixed"/>
    <style:font-face style:name="Inter Semi Bold" svg:font-family="'Inter Semi Bold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692" officeooo:paragraph-rsid="0012a692"/>
    </style:style>
    <style:style style:name="P2" style:family="paragraph" style:parent-style-name="Standard">
      <style:text-properties officeooo:rsid="0012a692" officeooo:paragraph-rsid="0012fba9"/>
    </style:style>
    <style:style style:name="P3" style:family="paragraph" style:parent-style-name="Standard">
      <style:text-properties style:font-name="Inter Semi Bold" officeooo:rsid="0012a692" officeooo:paragraph-rsid="0012a692"/>
    </style:style>
    <style:style style:name="P4" style:family="paragraph" style:parent-style-name="Standard">
      <style:text-properties style:font-name="Inter Semi Bold" officeooo:rsid="0012a692" officeooo:paragraph-rsid="0012fba9"/>
    </style:style>
    <style:style style:name="P5" style:family="paragraph" style:parent-style-name="Standard">
      <style:text-properties style:font-name="Inter Semi Bold" fo:font-size="16pt" officeooo:rsid="0012a692" officeooo:paragraph-rsid="0012a692" style:font-size-asian="16pt" style:font-size-complex="16pt"/>
    </style:style>
    <style:style style:name="P6" style:family="paragraph" style:parent-style-name="Standard">
      <style:text-properties officeooo:paragraph-rsid="0012a692"/>
    </style:style>
    <style:style style:name="P7" style:family="paragraph" style:parent-style-name="Standard">
      <style:text-properties style:font-name="Ubuntu Mono" officeooo:rsid="0012a692" officeooo:paragraph-rsid="0012a692"/>
    </style:style>
    <style:style style:name="P8" style:family="paragraph" style:parent-style-name="Standard">
      <style:text-properties style:font-name="Ubuntu Mono" fo:font-style="italic" officeooo:rsid="0012a692" officeooo:paragraph-rsid="0012a692" style:font-style-asian="italic" style:font-style-complex="italic"/>
    </style:style>
    <style:style style:name="P9" style:family="paragraph" style:parent-style-name="Standard">
      <style:text-properties officeooo:paragraph-rsid="0012fba9"/>
    </style:style>
    <style:style style:name="P10" style:family="paragraph" style:parent-style-name="Standard">
      <style:paragraph-properties fo:break-before="page"/>
      <style:text-properties style:font-name="Inter Semi Bold" fo:font-size="16pt" officeooo:rsid="0012a692" officeooo:paragraph-rsid="0012fba9" style:font-size-asian="16pt" style:font-size-complex="16pt"/>
    </style:style>
    <style:style style:name="T1" style:family="text">
      <style:text-properties officeooo:rsid="0012a692"/>
    </style:style>
    <style:style style:name="T2" style:family="text">
      <style:text-properties style:font-name="Ubuntu Mono" officeooo:rsid="0012a692"/>
    </style:style>
    <style:style style:name="T3" style:family="text">
      <style:text-properties style:font-name="Ubuntu Mono" fo:font-style="italic" officeooo:rsid="0012a692" style:font-style-asian="italic" style:font-style-complex="italic"/>
    </style:style>
    <style:style style:name="T4" style:family="text">
      <style:text-properties style:font-name="Ubuntu Mono" officeooo:rsid="0012fba9"/>
    </style:style>
    <style:style style:name="T5" style:family="text">
      <style:text-properties style:font-name="Ubuntu Mono" fo:font-weight="bold" officeooo:rsid="0012fba9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officeooo:rsid="0012fba9"/>
    </style:style>
    <style:style style:name="T10" style:family="text">
      <style:text-properties style:font-name="Inter Semi Bold"/>
    </style:style>
    <style:style style:name="T11" style:family="text">
      <style:text-properties style:font-name="Inter Semi Bold" officeooo:rsid="0012a692"/>
    </style:style>
    <style:style style:name="T12" style:family="text">
      <style:text-properties style:font-name="Inter Semi Bold" officeooo:rsid="0012fb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%gall Agent Structure</text:p>
      <text:p text:style-name="P1"/>
      <text:p text:style-name="P9"><text:span text:style-name="T11">%gall Agent </text:span><text:span text:style-name="T12">(</text:span><text:span text:style-name="T5">app/example-agent-action.hoon)</text:span></text:p>
      <text:p text:style-name="P7"/>
      <text:p text:style-name="P7">/- <text:s/>graph-store, example-agent-name</text:p>
      <text:p text:style-name="P7">/+ <text:s/>default-agent, dbug</text:p>
      <text:p text:style-name="P7">|%</text:p>
      <text:p text:style-name="P7">+$ <text:s/>versioned-state</text:p>
      <text:p text:style-name="P7"><text:s text:c="2"/>$% <text:s/>state-0</text:p>
      <text:p text:style-name="P7"><text:s text:c="2"/>==</text:p>
      <text:p text:style-name="P7">+$ <text:s/>state-0</text:p>
      <text:p text:style-name="P6"><text:span text:style-name="T2"><text:s text:c="2"/>$: <text:s/>[%0 internal-value=@ud]</text:span></text:p>
      <text:p text:style-name="P7"><text:s text:c="2"/>==</text:p>
      <text:p text:style-name="P7">+$ <text:s/>card <text:s/>card:agent:gall</text:p>
      <text:p text:style-name="P7">--</text:p>
      <text:p text:style-name="P7">%- <text:s/>agent:dbug</text:p>
      <text:p text:style-name="P7">=| <text:s/>state-0</text:p>
      <text:p text:style-name="P7">=* <text:s/>state <text:s/>-</text:p>
      <text:p text:style-name="P7">^- <text:s/>agent:gall</text:p>
      <text:p text:style-name="P7">=&lt;</text:p>
      <text:p text:style-name="P7">|_ <text:s/>=bowl:gall</text:p>
      <text:p text:style-name="P7">+* <text:s/>this <text:s text:c="5"/>.</text:p>
      <text:p text:style-name="P7"><text:s text:c="4"/>default <text:s text:c="2"/>~(. (default-agent this %|) bowl)</text:p>
      <text:p text:style-name="P7"><text:s text:c="4"/>main <text:s text:c="5"/>~(. +&gt; bowl)</text:p>
      <text:p text:style-name="P7">++ <text:s/>on-init <text:s text:c="22"/><text:span text:style-name="T6">:: <text:s/>define initial state &amp; starting values</text:span></text:p>
      <text:p text:style-name="P7"><text:s text:c="2"/>^- <text:s/>(quip card _this)</text:p>
      <text:p text:style-name="P6"><text:span text:style-name="T2"><text:s text:c="2"/>`this(internal-value 1)</text:span></text:p>
      <text:p text:style-name="P6"><text:span text:style-name="T2">++ <text:s/>on-save <text:s text:c="3"/>on-save:default <text:s text:c="3"/></text:span><text:span text:style-name="T3">:: <text:s/>expose state for saving</text:span></text:p>
      <text:p text:style-name="P7">++ <text:s/>on-load <text:s text:c="3"/>on-load:default <text:s text:c="3"/><text:span text:style-name="T6">:: <text:s/>load old state, upgrade if necessary</text:span></text:p>
      <text:p text:style-name="P6"><text:span text:style-name="T2">++ <text:s/>on-peek <text:s text:c="3"/>on-peek:default <text:s text:c="3"/></text:span><text:span text:style-name="T3">:: <text:s/>expose scry namespace</text:span></text:p>
      <text:p text:style-name="P6"><text:span text:style-name="T2">++ <text:s/>on-poke <text:s text:c="3"/>on-poke:default <text:s text:c="3"/></text:span><text:span text:style-name="T3">:: <text:s/>respond to poke</text:span></text:p>
      <text:p text:style-name="P6"><text:span text:style-name="T2">++ <text:s/>on-watch <text:s text:c="2"/>on-watch:default <text:s text:c="2"/></text:span><text:span text:style-name="T3">:: <text:s/>handle new subscription</text:span></text:p>
      <text:p text:style-name="P6"><text:span text:style-name="T2">++ <text:s/>on-leave <text:s text:c="2"/>on-leave:default <text:s text:c="2"/></text:span><text:span text:style-name="T3">:: <text:s/>handle unsubscribe request</text:span></text:p>
      <text:p text:style-name="P6"><text:span text:style-name="T2">++ <text:s/>on-agent <text:s text:c="2"/>on-agent:default <text:s text:c="2"/></text:span><text:span text:style-name="T3">:: <text:s/>handle sign from agent</text:span></text:p>
      <text:p text:style-name="P6"><text:span text:style-name="T2">++ <text:s/>on-arvo <text:s text:c="3"/>on-arvo:default <text:s text:c="3"/></text:span><text:span text:style-name="T3">:: <text:s/>handle Arvo signs</text:span></text:p>
      <text:p text:style-name="P6"><text:span text:style-name="T2">++ <text:s/>on-fail <text:s text:c="3"/>on-fail:default <text:s text:c="3"/></text:span><text:span text:style-name="T3">:: <text:s/>handle errors</text:span></text:p>
      <text:p text:style-name="P7">–</text:p>
      <text:p text:style-name="P8">:: <text:s/><text:span text:style-name="T9">Helper core</text:span></text:p>
      <text:p text:style-name="P7">|_ <text:s/>=bowl:gall</text:p>
      <text:p text:style-name="P6"><text:span text:style-name="T2">++ <text:s/>do-thing <text:s/>~</text:span></text:p>
      <text:p text:style-name="P7">--</text:p>
      <text:p text:style-name="P1"/>
      <text:p text:style-name="P7"><text:span text:style-name="T12"/></text:p>
      <text:p text:style-name="P10">%gall Agent Structure</text:p>
      <text:p text:style-name="P2"/>
      <text:p text:style-name="P4">Mark <text:span text:style-name="T9">(</text:span><text:span text:style-name="T5">mar/example-agent-action/action.hoon</text:span><text:span text:style-name="T9">)</text:span></text:p>
      <text:p text:style-name="P6"><text:span text:style-name="T2"/></text:p>
      <text:p text:style-name="P6"><text:span text:style-name="T2">/- <text:s/>example-agent-name</text:span></text:p>
      <text:p text:style-name="P6"><text:span text:style-name="T2">|_ <text:s/>act=action:</text:span><text:span text:style-name="T4">example-agent-action</text:span></text:p>
      <text:p text:style-name="P7">++ <text:s/>grab</text:p>
      <text:p text:style-name="P7"><text:s text:c="2"/>|%</text:p>
      <text:p text:style-name="P7"><text:s text:c="2"/>++ <text:s/>noun <text:s/>action:hermes</text:p>
      <text:p text:style-name="P7"><text:s text:c="2"/>--</text:p>
      <text:p text:style-name="P7">++ <text:s/>grow</text:p>
      <text:p text:style-name="P7"><text:s text:c="2"/>|%</text:p>
      <text:p text:style-name="P7"><text:s text:c="2"/>++ <text:s/>noun <text:s/>act</text:p>
      <text:p text:style-name="P7"><text:s text:c="2"/>--</text:p>
      <text:p text:style-name="P7">++ <text:s/>grad <text:s/>%noun</text:p>
      <text:p text:style-name="P7">--</text:p>
      <text:p text:style-name="P7"/>
      <text:p text:style-name="P7"/>
      <text:p text:style-name="P7"/>
      <text:p text:style-name="P7"/>
      <text:p text:style-name="P3">Structure <text:span text:style-name="T9">(</text:span><text:span text:style-name="T5">sur/example-agent-action.hoon</text:span><text:span text:style-name="T9">)</text:span></text:p>
      <text:p text:style-name="P7"/>
      <text:p text:style-name="P7">|%</text:p>
      <text:p text:style-name="P6"><text:span text:style-name="T2">+$ <text:s/>example-agent-action</text:span></text:p>
      <text:p text:style-name="P7"><text:s text:c="2"/>$%</text:p>
      <text:p text:style-name="P7"><text:s text:c="5"/><text:span text:style-name="T6">:: <text:s/>All actions are examples here.</text:span></text:p>
      <text:p text:style-name="P7"><text:s text:c="5"/>[%view who=@p]</text:p>
      <text:p text:style-name="P7"><text:s text:c="5"/>[%stop-view who=@p]</text:p>
      <text:p text:style-name="P6"><text:span text:style-name="T2"><text:s text:c="5"/>[%increment-internal-value-remote who=@p]</text:span></text:p>
      <text:p text:style-name="P7"><text:s text:c="5"/>[%increment-internal-value ~]</text:p>
      <text:p text:style-name="P7"><text:s text:c="2"/>==</text:p>
      <text:p text:style-name="P7">--</text:p>
      <text:p text:style-name="P7"/>
      <text:p text:style-name="P7"/>
      <text:p text:style-name="P7"/>
      <text:p text:style-name="P7"/>
      <text:p text:style-name="P3">Bowl Definition</text:p>
      <text:p text:style-name="P7"><text:span text:style-name="T10"/></text:p>
      <text:p text:style-name="P7">++ <text:s/>bowl <text:s text:c="13"/><text:span text:style-name="T6">:: <text:s/>standard app state</text:span></text:p>
      <text:p text:style-name="P7"><text:s text:c="2"/>$: <text:s/>$: <text:s/>our=ship <text:s text:c="3"/><text:span text:style-name="T8">:: <text:s/>host</text:span></text:p>
      <text:p text:style-name="P7"><text:s text:c="10"/>src=ship <text:s text:c="3"/><text:span text:style-name="T6">:: <text:s/>guest</text:span></text:p>
      <text:p text:style-name="P7"><text:s text:c="10"/>dap=term <text:s text:c="3"/><text:span text:style-name="T6">:: <text:s/>agent</text:span></text:p>
      <text:p text:style-name="P7"><text:s text:c="6"/>== <text:s text:c="13"/><text:span text:style-name="T6">::</text:span></text:p>
      <text:p text:style-name="P7"><text:s text:c="6"/>$: <text:s/>wex=boat <text:s text:c="3"/><text:span text:style-name="T6">:: <text:s/>outgoing subscriptions</text:span></text:p>
      <text:p text:style-name="P7"><text:s text:c="10"/>sup=bitt <text:s text:c="3"/><text:span text:style-name="T6">:: <text:s/>incoming subscriptions</text:span></text:p>
      <text:p text:style-name="P7"><text:s text:c="6"/>== <text:s text:c="13"/><text:span text:style-name="T6">::</text:span></text:p>
      <text:p text:style-name="P7"><text:s text:c="6"/>$: <text:s/>act=@ud <text:s text:c="4"/><text:span text:style-name="T6">:: <text:s/>change number</text:span></text:p>
      <text:p text:style-name="P7"><text:s text:c="10"/>eny=@uvJ <text:s text:c="3"/><text:span text:style-name="T6">:: <text:s/>entropy</text:span></text:p>
      <text:p text:style-name="P7"><text:s text:c="10"/>now=@da <text:s text:c="4"/><text:span text:style-name="T6">:: <text:s/>current time</text:span></text:p>
      <text:p text:style-name="P7"><text:s text:c="10"/>byk=beak <text:s text:c="3"/><text:span text:style-name="T6">:: <text:s/>load source</text:span></text:p>
      <text:p text:style-name="P7"><text:s text:c="2"/>== <text:s/>==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O" svg:font-family="'Linux Libertine O'"/>
    <style:font-face style:name="Lohit Devanagari1" svg:font-family="'Lohit Devanagari'"/>
    <style:font-face style:name="Ubuntu Mono" svg:font-family="'Ubuntu Mono'" style:font-pitch="fixed"/>
    <style:font-face style:name="Inter Semi Bold" svg:font-family="'Inter Semi Bold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 O" fo:font-family="'Linux Libertine O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5:40:57.975035392</meta:creation-date>
    <dc:date>2021-09-27T15:56:30.666189590</dc:date>
    <meta:editing-duration>PT3M50S</meta:editing-duration>
    <meta:editing-cycles>1</meta:editing-cycles>
    <meta:document-statistic meta:table-count="0" meta:image-count="0" meta:object-count="0" meta:page-count="2" meta:paragraph-count="78" meta:word-count="243" meta:character-count="1994" meta:non-whitespace-character-count="1461"/>
    <meta:generator>LibreOffice/6.4.7.2$Linux_X86_64 LibreOffice_project/40$Build-2</meta:generator>
  </office:meta>
</office:document-meta>
</file>